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414" calcext:value-type="float">
            <text:p>41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4238" calcext:value-type="float">
            <text:p>4238</text:p>
          </table:table-cell>
          <table:table-cell office:value-type="float" office:value="287" calcext:value-type="float">
            <text:p>287</text:p>
          </table:table-cell>
          <table:table-cell office:value-type="float" office:value="438" calcext:value-type="float">
            <text:p>438</text:p>
          </table:table-cell>
          <table:table-cell table:formula="of:=[.B3]+[.C3]+[.D3]"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6964" calcext:value-type="float">
            <text:p>6964</text:p>
          </table:table-cell>
          <table:table-cell office:value-type="float" office:value="1366" calcext:value-type="float">
            <text:p>1366</text:p>
          </table:table-cell>
          <table:table-cell office:value-type="float" office:value="2174" calcext:value-type="float">
            <text:p>2174</text:p>
          </table:table-cell>
          <table:table-cell table:formula="of:=[.B4]+[.C4]+[.D4]"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B5]+[.C5]+[.D5]"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9]+[.C19]+[.D19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8]+[.C38]+[.D38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9]+[.C39]+[.D39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40]+[.C40]+[.D4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1]+[.C41]+[.D4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2]+[.C42]+[.D4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43]+[.C43]+[.D43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7]+[.C47]+[.D47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52]+[.C52]+[.D52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5]+[.C55]+[.D5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[.B64]+[.C64]+[.D64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5]+[.C65]+[.D65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6]+[.C66]+[.D66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7]+[.C67]+[.D67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3]+[.C73]+[.D73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6]+[.C76]+[.D76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0]+[.C80]+[.D8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84]+[.C84]+[.D84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85]+[.C85]+[.D85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98" calcext:value-type="float">
            <text:p>29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88]+[.C88]+[.D88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6]+[.C96]+[.D96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97]+[.C97]+[.D97]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00]+[.C100]+[.D100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7]+[.C107]+[.D107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8]+[.C118]+[.D118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21]+[.C121]+[.D12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rc/app/data.createDS.sqlEditor.component.css</text:p>
          </table:table-cell>
          <table:table-cell office:value-type="float" office:value="526" calcext:value-type="float">
            <text:p>52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formula="of:=[.B122]+[.C122]+[.D122]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src/app/data.createDS.sqlEditor.component.html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[.B123]+[.C123]+[.D123]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src/app/data.createDS.sqlEditor.component.ts</text:p>
          </table:table-cell>
          <table:table-cell office:value-type="float" office:value="394" calcext:value-type="float">
            <text:p>394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[.B124]+[.C124]+[.D124]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5]+[.C125]+[.D125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6]+[.C126]+[.D126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7]+[.C127]+[.D12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8]+[.C128]+[.D12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9]+[.C129]+[.D129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30]+[.C130]+[.D13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31]+[.C131]+[.D131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32]+[.C132]+[.D132]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rc/app/data.datasourceScheduleEdit.component.ts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[.B133]+[.C133]+[.D133]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4]+[.C134]+[.D134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5]+[.C135]+[.D135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136]+[.C136]+[.D136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7]+[.C137]+[.D137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8]+[.C138]+[.D138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39]+[.C139]+[.D139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ta.description.component.cs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140]+[.C140]+[.D140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src/app/data.description.component.html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41]+[.C141]+[.D141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data.description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42]+[.C142]+[.D142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43]+[.C143]+[.D14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4]+[.C144]+[.D14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5]+[.C145]+[.D14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6]+[.C146]+[.D146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7]+[.C147]+[.D147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8]+[.C148]+[.D148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data.direct.fileCSV.component.css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rc/app/data.direct.fileCSV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50]+[.C150]+[.D150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rc/app/data.direct.fileCSV.component.ts</text:p>
          </table:table-cell>
          <table:table-cell office:value-type="float" office:value="318" calcext:value-type="float">
            <text:p>31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B151]+[.C151]+[.D151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3]+[.C153]+[.D153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data.direct.fileJSON.component.ts</text:p>
          </table:table-cell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formula="of:=[.B154]+[.C154]+[.D154]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55]+[.C155]+[.D155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6]+[.C156]+[.D156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data.direct.fileSpreadsheet.component.ts</text:p>
          </table:table-cell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7]+[.C157]+[.D157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8]+[.C158]+[.D15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9]+[.C159]+[.D159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data.direct.googleSheets.component.ts</text:p>
          </table:table-cell>
          <table:table-cell office:value-type="float" office:value="258" calcext:value-type="float">
            <text:p>25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60]+[.C160]+[.D160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61]+[.C161]+[.D161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2]+[.C162]+[.D162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63]+[.C163]+[.D163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4]+[.C164]+[.D164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5]+[.C165]+[.D165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B166]+[.C166]+[.D166]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7]+[.C167]+[.D167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8]+[.C168]+[.D168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[.B169]+[.C169]+[.D169]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70]+[.C170]+[.D170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71]+[.C171]+[.D171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72]+[.C172]+[.D172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[.B173]+[.C173]+[.D173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74]+[.C174]+[.D174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337" calcext:value-type="float">
            <text:p>33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formula="of:=[.B175]+[.C175]+[.D175]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6]+[.C176]+[.D176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7]+[.C177]+[.D17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8]+[.C178]+[.D178]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9]+[.C179]+[.D179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0]+[.C180]+[.D18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B181]+[.C181]+[.D181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2]+[.C182]+[.D182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3]+[.C183]+[.D183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84]+[.C184]+[.D184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85]+[.C185]+[.D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6]+[.C186]+[.D186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7]+[.C187]+[.D187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8]+[.C188]+[.D188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9]+[.C189]+[.D18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90]+[.C190]+[.D190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91]+[.C191]+[.D191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92]+[.C192]+[.D192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93]+[.C193]+[.D193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95]+[.C195]+[.D195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[.B196]+[.C196]+[.D196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9]+[.C199]+[.D199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1]+[.C201]+[.D20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02]+[.C202]+[.D202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3]+[.C203]+[.D203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4]+[.C204]+[.D204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269" calcext:value-type="float">
            <text:p>26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205]+[.C205]+[.D205]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6]+[.C206]+[.D206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207]+[.C207]+[.D207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8]+[.C208]+[.D208]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9]+[.C209]+[.D209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10]+[.C210]+[.D210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formula="of:=[.B211]+[.C211]+[.D211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12]+[.C212]+[.D212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3]+[.C213]+[.D213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14]+[.C214]+[.D214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16]+[.C216]+[.D216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7]+[.C217]+[.D217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8]+[.C218]+[.D21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9]+[.C219]+[.D219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20]+[.C220]+[.D220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221]+[.C221]+[.D221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22]+[.C222]+[.D222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[.B223]+[.C223]+[.D223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4]+[.C224]+[.D22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5]+[.C225]+[.D225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6]+[.C226]+[.D22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7]+[.C227]+[.D227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8]+[.C228]+[.D228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502" calcext:value-type="float">
            <text:p>50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9]+[.C229]+[.D229]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rc/app/dexieDatabase.ts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B230]+[.C230]+[.D230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rc/app/excel.service.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31]+[.C231]+[.D23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32]+[.C232]+[.D23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10010" calcext:value-type="float">
            <text:p>10010</text:p>
          </table:table-cell>
          <table:table-cell office:value-type="float" office:value="1636" calcext:value-type="float">
            <text:p>1636</text:p>
          </table:table-cell>
          <table:table-cell office:value-type="float" office:value="2164" calcext:value-type="float">
            <text:p>2164</text:p>
          </table:table-cell>
          <table:table-cell table:formula="of:=[.B233]+[.C233]+[.D233]" office:value-type="float" office:value="13810" calcext:value-type="float">
            <text:p>13810</text:p>
          </table:table-cell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34]+[.C234]+[.D234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35]+[.C235]+[.D235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36]+[.C236]+[.D236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7]+[.C237]+[.D2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8]+[.C238]+[.D238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9]+[.C239]+[.D23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0]+[.C240]+[.D2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[.B241]+[.C241]+[.D241]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42]+[.C242]+[.D242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43]+[.C243]+[.D243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244]+[.C244]+[.D244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245]+[.C245]+[.D245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246]+[.C246]+[.D246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B247]+[.C247]+[.D24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8]+[.C248]+[.D24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9]+[.C249]+[.D24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250]+[.C250]+[.D250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manage.colours.component.css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251]+[.C251]+[.D251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manage.colours.component.htm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52]+[.C252]+[.D252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manage.colours.component.ts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53]+[.C253]+[.D253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1237" calcext:value-type="float">
            <text:p>1237</text:p>
          </table:table-cell>
          <table:table-cell office:value-type="float" office:value="1168" calcext:value-type="float">
            <text:p>1168</text:p>
          </table:table-cell>
          <table:table-cell office:value-type="float" office:value="163" calcext:value-type="float">
            <text:p>163</text:p>
          </table:table-cell>
          <table:table-cell table:formula="of:=[.B254]+[.C254]+[.D254]"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55]+[.C255]+[.D255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56]+[.C256]+[.D256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57]+[.C257]+[.D257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8]+[.C258]+[.D258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[.B260]+[.C260]+[.D260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61]+[.C261]+[.D26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B262]+[.C262]+[.D262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63]+[.C263]+[.D263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264]+[.C264]+[.D264]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422" calcext:value-type="float">
            <text:p>422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formula="of:=[.B265]+[.C265]+[.D265]"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6]+[.C266]+[.D26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67]+[.C267]+[.D26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8]+[.C268]+[.D268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9]+[.C269]+[.D269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0]+[.C270]+[.D27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71]+[.C271]+[.D27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72]+[.C272]+[.D272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B273]+[.C273]+[.D273]"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835" calcext:value-type="float">
            <text:p>835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formula="of:=[.B274]+[.C274]+[.D274]"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75]+[.C275]+[.D27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6]+[.C276]+[.D27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7]+[.C277]+[.D277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8]+[.C278]+[.D278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9]+[.C279]+[.D279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80]+[.C280]+[.D280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81]+[.C281]+[.D28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82]+[.C282]+[.D28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83]+[.C283]+[.D283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84]+[.C284]+[.D28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85]+[.C285]+[.D285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476" calcext:value-type="float">
            <text:p>476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formula="of:=[.B286]+[.C286]+[.D286]"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87]+[.C287]+[.D287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8]+[.C288]+[.D288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9]+[.C289]+[.D289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0]+[.C290]+[.D29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91]+[.C291]+[.D2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92]+[.C292]+[.D29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93]+[.C293]+[.D293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94]+[.C294]+[.D294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B295]+[.C295]+[.D295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96]+[.C296]+[.D29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7]+[.C297]+[.D297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8]+[.C298]+[.D298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9]+[.C299]+[.D29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00]+[.C300]+[.D300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301]+[.C301]+[.D301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302]+[.C302]+[.D302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303]+[.C303]+[.D303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304]+[.C304]+[.D30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305]+[.C305]+[.D305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formula="of:=[.B306]+[.C306]+[.D306]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7]+[.C307]+[.D30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8]+[.C308]+[.D30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09]+[.C309]+[.D309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0]+[.C310]+[.D310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11]+[.C311]+[.D31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312]+[.C312]+[.D312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318" calcext:value-type="float">
            <text:p>31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B313]+[.C313]+[.D313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314]+[.C314]+[.D314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15]+[.C315]+[.D315]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16]+[.C316]+[.D316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7]+[.C317]+[.D317]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src/app/widget.containerStylesAdd.component.ts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[.B318]+[.C318]+[.D318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9]+[.C319]+[.D319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20]+[.C320]+[.D320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rc/app/widget.containerStylesEdit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321]+[.C321]+[.D321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22]+[.C322]+[.D32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323]+[.C323]+[.D323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B324]+[.C324]+[.D324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325]+[.C325]+[.D325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26]+[.C326]+[.D326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327]+[.C327]+[.D32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.editor.componentNEW.css</text:p>
          </table:table-cell>
          <table:table-cell office:value-type="float" office:value="2673" calcext:value-type="float">
            <text:p>2673</text:p>
          </table:table-cell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table:formula="of:=[.B328]+[.C328]+[.D328]"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src/app/widget.editor.componentNEW.html</text:p>
          </table:table-cell>
          <table:table-cell office:value-type="float" office:value="3779" calcext:value-type="float">
            <text:p>3779</text:p>
          </table:table-cell>
          <table:table-cell office:value-type="float" office:value="158" calcext:value-type="float">
            <text:p>158</text:p>
          </table:table-cell>
          <table:table-cell office:value-type="float" office:value="361" calcext:value-type="float">
            <text:p>361</text:p>
          </table:table-cell>
          <table:table-cell table:formula="of:=[.B329]+[.C329]+[.D329]"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src/app/widget.editor.componentNEW.ts</text:p>
          </table:table-cell>
          <table:table-cell office:value-type="float" office:value="3426" calcext:value-type="float">
            <text:p>3426</text:p>
          </table:table-cell>
          <table:table-cell office:value-type="float" office:value="648" calcext:value-type="float">
            <text:p>648</text:p>
          </table:table-cell>
          <table:table-cell office:value-type="float" office:value="759" calcext:value-type="float">
            <text:p>759</text:p>
          </table:table-cell>
          <table:table-cell table:formula="of:=[.B330]+[.C330]+[.D330]"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31]+[.C331]+[.D33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32]+[.C332]+[.D332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33]+[.C333]+[.D333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4]+[.C334]+[.D33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5]+[.C335]+[.D33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36]+[.C336]+[.D336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7]+[.C337]+[.D337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38]+[.C338]+[.D33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rc/app/widget.hyperlinks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39]+[.C339]+[.D339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40]+[.C340]+[.D34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1]+[.C341]+[.D34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42]+[.C342]+[.D34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43]+[.C343]+[.D34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4]+[.C344]+[.D34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345]+[.C345]+[.D34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6]+[.C346]+[.D3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7]+[.C347]+[.D347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48]+[.C348]+[.D348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widget.templateInsertWidge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49]+[.C349]+[.D349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widget.templateInsertWidget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50]+[.C350]+[.D350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templateInsertWidget.component.ts</text:p>
          </table:table-cell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[.B351]+[.C351]+[.D351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src/app/widget.templateSave.component.css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352]+[.C352]+[.D352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templateSav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3]+[.C353]+[.D35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rc/app/widget.templateSave.component.ts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354]+[.C354]+[.D354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55]+[.C355]+[.D355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56]+[.C356]+[.D356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57]+[.C357]+[.D357]" office:value-type="float" office:value="301" calcext:value-type="float">
            <text:p>301</text:p>
          </table:table-cell>
        </table:table-row>
        <table:table-row table:style-name="ro1">
          <table:table-cell/>
          <table:table-cell table:style-name="ce1" table:formula="of:=SUM([.B2:.B357])" office:value-type="float" office:value="86634" calcext:value-type="float">
            <text:p>86634</text:p>
          </table:table-cell>
          <table:table-cell table:style-name="ce1" table:formula="of:=SUM([.C2:.C357])" office:value-type="float" office:value="11426" calcext:value-type="float">
            <text:p>11426</text:p>
          </table:table-cell>
          <table:table-cell table:style-name="ce1" table:formula="of:=SUM([.D2:.D357])" office:value-type="float" office:value="14540" calcext:value-type="float">
            <text:p>14540</text:p>
          </table:table-cell>
          <table:table-cell table:style-name="ce1" table:formula="of:=SUM([.E2:.E357])" office:value-type="float" office:value="112600" calcext:value-type="float">
            <text:p>112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8:34:01.307379019</dc:date>
    <dc:creator>Dr Jannie Immelman</dc:creator>
    <meta:editing-duration>PT2M8S</meta:editing-duration>
    <meta:editing-cycles>1</meta:editing-cycles>
    <meta:document-statistic meta:table-count="1" meta:cell-count="1789" meta:object-count="0"/>
    <meta:generator>LibreOffice/6.0.6.2$Linux_X86_64 LibreOffice_project/00m0$Build-2</meta:generator>
  </office:meta>
</office:document-meta>
</file>